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04809000027CA791B0589.wmf"/>
  <manifest:file-entry manifest:media-type="" manifest:full-path="Pictures/2000001D000047EF000027CAAF6C1D9D.wm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vertical-align="middle" draw:auto-grow-height="false" fo:min-height="0.749cm" fo:min-width="0.499cm"/>
    </style:style>
    <style:style style:name="gr4" style:family="graphic">
      <style:graphic-properties style:protect="siz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solid" svg:stroke-width="0.035cm" svg:stroke-color="#808080"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solid" svg:stroke-width="0.035cm" svg:stroke-color="#808080" draw:stroke-linejoin="round" draw:fill="solid" draw:fill-color="#bdbdbd"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left" draw:textarea-vertical-align="top" draw:auto-grow-height="true" fo:min-height="6.577cm" fo:padding-top="0.508cm" fo:padding-bottom="0.13cm" fo:padding-left="0.25cm" fo:padding-right="0.25cm" fo:wrap-option="no-wrap" draw:shadow="hidden"/>
    </style:style>
    <style:style style:name="gr9" style:family="graphic" style:parent-style-name="standard">
      <style:graphic-properties draw:stroke="none" draw:fill="none" draw:fill-color="#ffffff" draw:textarea-horizontal-align="left" draw:textarea-vertical-align="top" draw:auto-grow-height="true" fo:min-height="10.91cm" fo:padding-top="0.508cm" fo:padding-bottom="0.13cm" fo:padding-left="0.25cm" fo:padding-right="0.25cm" fo:wrap-option="no-wrap" draw:shadow="hidden"/>
    </style:style>
    <style:style style:name="gr10" style:family="graphic" style:parent-style-name="standard">
      <style:graphic-properties draw:stroke="none" draw:fill="none" draw:fill-color="#ffffff" draw:textarea-horizontal-align="left" draw:textarea-vertical-align="top" draw:auto-grow-height="true" fo:min-height="15.241cm" fo:padding-top="0.508cm" fo:padding-bottom="0.13cm" fo:padding-left="0.25cm" fo:padding-right="0.25cm" fo:wrap-option="no-wrap" draw:shadow="hidden"/>
    </style:style>
    <style:style style:name="gr11" style:family="graphic" style:parent-style-name="standard">
      <style:graphic-properties draw:stroke="none" draw:fill="none" fo:min-height="12.391cm"/>
    </style:style>
    <style:style style:name="gr12" style:family="graphic" style:parent-style-name="standard">
      <style:graphic-properties draw:stroke="none" draw:fill="none" draw:fill-color="#ffffff" draw:textarea-horizontal-align="left" draw:textarea-vertical-align="top" draw:auto-grow-height="true" fo:min-height="8.986cm" fo:padding-top="0.508cm" fo:padding-bottom="0.13cm" fo:padding-left="0.25cm" fo:padding-right="0.25cm" fo:wrap-option="no-wrap" draw:shadow="hidden"/>
    </style:style>
    <style:style style:name="gr13" style:family="graphic" style:parent-style-name="standard">
      <style:graphic-properties draw:stroke="none" draw:fill="none" fo:min-height="3.814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8.553cm" draw:shadow="hidden"/>
    </style:style>
    <style:style style:name="pr4" style:family="presentation" style:parent-style-name="Title1-title">
      <style:graphic-properties draw:fill-color="#ffffff" draw:auto-grow-height="true" fo:min-height="2.806cm"/>
    </style:style>
    <style:style style:name="pr5" style:family="presentation" style:parent-style-name="Title1-notes">
      <style:graphic-properties draw:fill-color="#ffffff" draw:auto-grow-height="true" fo:min-height="8.553cm"/>
    </style:style>
    <style:style style:name="pr6" style:family="presentation" style:parent-style-name="Title1-subtitle">
      <style:graphic-properties draw:fill-color="#ffffff" draw:auto-grow-height="true" fo:min-height="7.03cm"/>
    </style:style>
    <style:style style:name="pr7" style:family="presentation" style:parent-style-name="Title1-subtitle">
      <style:graphic-properties draw:fill-color="#ffffff" draw:auto-grow-height="true" fo:min-height="4.03cm"/>
    </style:style>
    <style:style style:name="pr8" style:family="presentation" style:parent-style-name="Title1-subtitle">
      <style:graphic-properties draw:fill-color="#ffffff" draw:auto-grow-height="true" fo:min-height="2.0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align="end" text:enable-numbering="false" fo:text-indent="0cm"/>
    </style:style>
    <style:style style:name="P4" style:family="paragraph">
      <style:paragraph-properties fo:margin-left="0cm" fo:margin-right="0cm" fo:margin-top="0.176cm" fo:margin-bottom="0cm" fo:text-align="center" text:enable-numbering="false" fo:text-indent="0cm" style:writing-mode="lr-tb"/>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cm" fo:margin-right="0cm" fo:text-align="center" fo:text-indent="0cm"/>
      <style:text-properties fo:font-style="italic"/>
    </style:style>
    <style:style style:name="P8" style:family="paragraph">
      <style:paragraph-properties fo:text-align="center"/>
      <style:text-properties fo:font-style="italic"/>
    </style:style>
    <style:style style:name="P9" style:family="paragraph">
      <style:paragraph-properties fo:margin-left="0cm" fo:margin-right="0cm" fo:text-align="center" fo:text-indent="0cm"/>
      <style:text-properties fo:font-style="normal"/>
    </style:style>
    <style:style style:name="P10" style:family="paragraph">
      <style:paragraph-properties fo:text-align="center"/>
      <style:text-properties fo:font-style="normal"/>
    </style:style>
    <style:style style:name="P11" style:family="paragraph">
      <style:paragraph-properties fo:margin-left="1.27cm" fo:margin-right="0cm" fo:text-indent="0cm"/>
    </style:style>
    <style:style style:name="P12" style:family="paragraph">
      <style:paragraph-properties style:writing-mode="lr-tb"/>
    </style:style>
    <style:style style:name="P13" style:family="paragraph">
      <style:paragraph-properties fo:margin-left="0cm" fo:margin-right="0cm" fo:line-height="89%" text:enable-numbering="false" fo:text-indent="0cm" style:punctuation-wrap="hanging" style:line-break="strict"/>
    </style:style>
    <style:style style:name="P14" style:family="paragraph">
      <style:paragraph-properties fo:margin-left="0cm" fo:margin-right="0cm" fo:line-height="89%" text:enable-numbering="false" fo:text-indent="0cm" style:punctuation-wrap="hanging" style:line-break="strict" style:writing-mode="lr-tb"/>
    </style:style>
    <style:style style:name="P15" style:family="paragraph">
      <style:paragraph-properties fo:margin-left="0cm" fo:margin-right="0cm" fo:text-indent="0cm"/>
      <style:text-properties fo:font-family="'Courier New'" style:font-family-generic="modern" style:font-pitch="fixed" fo:font-size="18pt"/>
    </style:style>
    <style:style style:name="P16" style:family="paragraph">
      <style:paragraph-properties fo:margin-left="0cm" fo:margin-right="0cm" fo:text-indent="0cm"/>
      <style:text-properties fo:font-family="'Courier New'" style:font-family-generic="modern" style:font-pitch="fixed" fo:font-size="16pt"/>
    </style:style>
    <style:style style:name="T1" style:family="text">
      <style:text-properties fo:color="#4d4d4d" fo:font-size="32pt" style:font-size-asian="32pt" style:font-size-complex="32pt"/>
    </style:style>
    <style:style style:name="T2" style:family="text">
      <style:text-properties fo:font-style="italic"/>
    </style:style>
    <style:style style:name="T3" style:family="text">
      <style:text-properties fo:font-style="normal"/>
    </style:style>
    <style:style style:name="T4" style:family="text">
      <style:text-properties fo:font-weight="bold"/>
    </style:style>
    <style:style style:name="T5" style:family="text">
      <style:text-properties fo:color="#000000" fo:font-family="'Courier New'" style:font-family-generic="modern" style:font-pitch="fixed" fo:font-size="14pt" style:font-size-asian="14pt" style:font-size-complex="14pt"/>
    </style:style>
    <style:style style:name="T6" style:family="text">
      <style:text-properties fo:font-family="'Courier New'" style:font-family-generic="modern" style:font-pitch="fixed" fo:font-size="18pt"/>
    </style:style>
    <style:style style:name="T7" style:family="text">
      <style:text-properties fo:font-family="'Courier New'" style:font-family-generic="modern" style:font-pitch="fixed" fo:font-size="16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4d4d4d"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office:forms form:automatic-focus="false" form:apply-design-mode="false"/>
        <draw:frame presentation:style-name="pr1" draw:text-style-name="P2" draw:layer="layout" svg:width="21.801cm" svg:height="2.805cm" svg:x="0.699cm" svg:y="5cm" presentation:class="title" presentation:user-transformed="true">
          <draw:text-box>
            <text:p text:style-name="P1"><text:span text:style-name="T1">Gentle introduction to JBoss Rules</text:span></text:p>
          </draw:text-box>
        </draw:frame>
        <draw:frame presentation:style-name="pr2" draw:text-style-name="P4" draw:layer="layout" svg:width="21.801cm" svg:height="3.697cm" svg:x="1cm" svg:y="9cm" presentation:class="subtitle" presentation:user-transformed="true">
          <draw:text-box>
            <text:list text:style-name="L2">
              <text:list-item>
                <text:list>
                  <text:list-item>
                    <text:p text:style-name="P3">Features</text:p>
                  </text:list-item>
                </text:list>
              </text:list-item>
            </text:list>
            <text:list text:style-name="L2">
              <text:list-item>
                <text:list>
                  <text:list-item>
                    <text:p text:style-name="P3">Scope</text:p>
                  </text:list-item>
                </text:list>
              </text:list-item>
            </text:list>
            <text:list text:style-name="L2">
              <text:list-item>
                <text:list>
                  <text:list-item>
                    <text:p text:style-name="P3">Lab</text:p>
                  </text:list-item>
                </text:list>
              </text:list-item>
            </text:list>
            <text:list text:style-name="L2">
              <text:list-item>
                <text:list>
                  <text:list-item>
                    <text:p text:style-name="P3"/>
                  </text:list-item>
                </text:list>
              </text:list-item>
            </text:list>
          </draw:text-box>
        </draw:frame>
        <presentation:notes draw:style-name="dp2">
          <office:forms form:automatic-focus="false" form:apply-design-mode="false"/>
          <draw:page-thumbnail draw:layer="layout" svg:width="10.116cm" svg:height="7.585cm" svg:x="1.676cm" svg:y="0cm" draw:page-number="1"/>
          <draw:frame presentation:style-name="pr3" draw:text-style-name="P1" draw:layer="layout" svg:width="21.907cm" svg:height="8.553cm" svg:x="1.882cm" svg:y="9.087cm" presentation:class="notes">
            <draw:text-box>
              <text:p text:style-name="P1">Just an overview of what this module contains. The labs will be fairly “hands on” and will require plenty of time, depending on how must experimenting the students want to do above the exercises.</text:p>
              <text:p text:style-name="P1"/>
              <text:p text:style-name="P1">DSL == Domain Specific Language (in our case, this is as relates to writing production rules – note that DSLs are normally broader then rules, but in this case, it is really just referring to a technique of creating rule languages).</text:p>
            </draw:text-box>
          </draw:frame>
        </presentation:notes>
      </draw:page>
      <draw:page draw:name="page2" draw:style-name="dp3" draw:master-page-name="Title1" presentation:presentation-page-layout-name="AL1T0">
        <office:forms form:automatic-focus="false" form:apply-design-mode="false"/>
        <draw:frame presentation:style-name="pr4" draw:text-style-name="P1" draw:layer="layout" svg:width="21.801cm" svg:height="2.806cm" svg:x="1.5cm" svg:y="1.694cm" presentation:class="title" presentation:user-transformed="true">
          <draw:text-box>
            <text:p text:style-name="P1">How it fits in</text:p>
          </draw:text-box>
        </draw:frame>
        <draw:custom-shape draw:style-name="gr1" draw:text-style-name="P6" draw:layer="layout" svg:width="19cm" svg:height="9.521cm" svg:x="2.48cm" svg:y="5.536cm">
          <text:p text:style-name="P5">BRMS</text:p>
          <draw:enhanced-geometry svg:viewBox="0 0 21600 21600" draw:type="rectangle" draw:enhanced-path="M 0 0 L 21600 0 21600 21600 0 21600 0 0 Z N"/>
        </draw:custom-shape>
        <draw:custom-shape draw:style-name="gr1" draw:text-style-name="P8" draw:layer="layout" svg:width="5.5cm" svg:height="1cm" svg:x="7.83cm" svg:y="8cm">
          <text:p text:style-name="P7"><text:span text:style-name="T2">Rule Engine</text:span></text:p>
          <draw:enhanced-geometry svg:viewBox="0 0 21600 21600" draw:type="rectangle" draw:enhanced-path="M 0 0 L 21600 0 21600 21600 0 21600 0 0 Z N"/>
        </draw:custom-shape>
        <draw:custom-shape draw:style-name="gr1" draw:text-style-name="P6" draw:id="id2" draw:layer="layout" svg:width="5.5cm" svg:height="1cm" svg:x="7.816cm" svg:y="7cm">
          <text:p text:style-name="P5">Rule Runtime</text:p>
          <draw:enhanced-geometry svg:viewBox="0 0 21600 21600" draw:type="rectangle" draw:enhanced-path="M 0 0 L 21600 0 21600 21600 0 21600 0 0 Z N"/>
        </draw:custom-shape>
        <draw:custom-shape draw:style-name="gr1" draw:text-style-name="P8" draw:id="id9" draw:layer="layout" svg:width="5.963cm" svg:height="1cm" svg:x="9.405cm" svg:y="13.486cm">
          <text:p text:style-name="P7"><text:span text:style-name="T2">Rule UIs</text:span></text:p>
          <draw:enhanced-geometry svg:viewBox="0 0 21600 21600" draw:type="rectangle" draw:enhanced-path="M 0 0 L 21600 0 21600 21600 0 21600 0 0 Z N"/>
        </draw:custom-shape>
        <draw:custom-shape draw:style-name="gr1" draw:text-style-name="P6" draw:id="id4" draw:layer="layout" svg:width="5.5cm" svg:height="1.5cm" svg:x="15.354cm" svg:y="10.851cm">
          <text:p text:style-name="P5">Access Control</text:p>
          <draw:enhanced-geometry svg:viewBox="0 0 21600 21600" draw:type="rectangle" draw:enhanced-path="M 0 0 L 21600 0 21600 21600 0 21600 0 0 Z N"/>
        </draw:custom-shape>
        <draw:custom-shape draw:style-name="gr1" draw:text-style-name="P6" draw:id="id5" draw:layer="layout" svg:width="6.06cm" svg:height="2.875cm" svg:x="14.94cm" svg:y="6.647cm">
          <text:p text:style-name="P5">Repository</text:p>
          <draw:enhanced-geometry svg:viewBox="0 0 21600 21600" draw:type="rectangle" draw:enhanced-path="M 0 0 L 21600 0 21600 21600 0 21600 0 0 Z N"/>
        </draw:custom-shape>
        <draw:custom-shape draw:style-name="gr1" draw:text-style-name="P6" draw:layer="layout" svg:width="5.87cm" svg:height="1.6cm" svg:x="15.13cm" svg:y="9.378cm">
          <text:p text:style-name="P5">Versioning</text:p>
          <draw:enhanced-geometry svg:viewBox="0 0 21600 21600" draw:type="rectangle" draw:enhanced-path="M 0 0 L 21600 0 21600 21600 0 21600 0 0 Z N"/>
        </draw:custom-shape>
        <draw:custom-shape draw:style-name="gr1" draw:text-style-name="P8" draw:id="id3" draw:layer="layout" svg:width="5.5cm" svg:height="1cm" svg:x="6.503cm" svg:y="12.478cm">
          <text:p text:style-name="P7"><text:span text:style-name="T2">Rule Authoring</text:span></text:p>
          <draw:enhanced-geometry svg:viewBox="0 0 21600 21600" draw:type="rectangle" draw:enhanced-path="M 0 0 L 21600 0 21600 21600 0 21600 0 0 Z N"/>
        </draw:custom-shape>
        <draw:custom-shape draw:style-name="gr1" draw:text-style-name="P6" draw:id="id1" draw:layer="layout" svg:width="8cm" svg:height="1.5cm" svg:x="7.828cm" svg:y="3.428cm">
          <text:p text:style-name="P5">Your ap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id="id7" draw:layer="layout" svg:width="5.963cm" svg:height="1cm" svg:x="3.438cm" svg:y="13.488cm">
          <text:p text:style-name="P7"><text:span text:style-name="T2">IDE/Workbench</text:span></text:p>
          <draw:enhanced-geometry svg:viewBox="0 0 21600 21600" draw:type="rectangle" draw:enhanced-path="M 0 0 L 21600 0 21600 21600 0 21600 0 0 Z N"/>
        </draw:custom-shape>
        <draw:connector draw:style-name="gr2" draw:layer="layout" svg:x1="11.828cm" svg:y1="4.928cm" svg:x2="10.566cm" svg:y2="7cm" draw:start-shape="id1" draw:end-shape="id2">
          <text:p text:style-name="P1"/>
        </draw:connector>
        <draw:connector draw:style-name="gr2" draw:layer="layout" svg:x1="9.253cm" svg:y1="12.478cm" svg:x2="15.354cm" svg:y2="11.601cm" draw:start-shape="id3" draw:start-glue-point="0" draw:end-shape="id4">
          <text:p text:style-name="P1"/>
        </draw:connector>
        <draw:connector draw:style-name="gr2" draw:layer="layout" svg:x1="13.316cm" svg:y1="7.5cm" svg:x2="14.94cm" svg:y2="8.084cm" draw:start-shape="id2" draw:start-glue-point="1" draw:end-shape="id5">
          <text:p text:style-name="P1"/>
        </draw:connector>
        <draw:custom-shape draw:style-name="gr3" draw:text-style-name="P8" draw:id="id6" draw:layer="layout" svg:width="7cm" svg:height="2cm" svg:x="3.346cm" svg:y="15.579cm">
          <text:p text:style-name="P7"><text:span text:style-name="T2">Developers</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 draw:text-style-name="P10" draw:id="id8" draw:layer="layout" svg:width="7cm" svg:height="2cm" svg:x="11.68cm" svg:y="15.619cm">
          <text:p text:style-name="P9"><text:span text:style-name="T3">Bus. Analysts</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2" draw:layer="layout" svg:x1="6.846cm" svg:y1="15.579cm" svg:x2="6.419cm" svg:y2="14.488cm" draw:start-shape="id6" draw:end-shape="id7">
          <text:p text:style-name="P1"/>
        </draw:connector>
        <draw:connector draw:style-name="gr2" draw:layer="layout" draw:line-skew="0.447cm" svg:x1="15.18cm" svg:y1="15.619cm" svg:x2="12.386cm" svg:y2="14.486cm" draw:start-shape="id8" draw:end-shape="id9">
          <text:p text:style-name="P1"/>
        </draw:connector>
        <presentation:notes draw:style-name="dp2">
          <office:forms form:automatic-focus="false" form:apply-design-mode="false"/>
          <draw:page-thumbnail draw:style-name="gr4" draw:layer="layout" svg:width="10.112cm" svg:height="7.586cm" svg:x="1.68cm" svg:y="-0.001cm" draw:page-number="2" presentation:class="page"/>
          <draw:frame presentation:style-name="pr5" draw:text-style-name="P1" draw:layer="layout" svg:width="21.907cm" svg:height="10.45cm" svg:x="2cm" svg:y="8cm" presentation:class="notes" presentation:user-transformed="true">
            <draw:text-box>
              <text:p text:style-name="P1">This slide provides an overview of the concept of a BRMS (Business Rule Management System) which obviously is more then a core engine. The aim is to show the scope of Jboss Rules, and where it fits in with a BRMS.</text:p>
              <text:p text:style-name="P1"/>
              <text:p text:style-name="P1">The items in italics are what are the focus of <text:span text:style-name="T4">this </text:span>course, and the core components of Jboss Rules <text:span text:style-name="T4">currently</text:span>. The other components, can be provided to some extent with existing open source products (like Subversion, Apache Jackrabbit JCR). This does not mean the other components are not important, just that there are only so many hours in a day !</text:p>
              <text:p text:style-name="P1"/>
              <text:p text:style-name="P1">The other items will be addressed over time by jboss rules components (in a modular fashion, as seperate releases as different projects will not require all the components).</text:p>
              <text:p text:style-name="P1"/>
              <text:p text:style-name="P1">Note that the current focus is developer centric, but future tools will also allow business analysts to have some control of rules (decision tables have already been used successfully in this fashion). Future RuleUIs for this purpose will most likely be Web Based (such that you can re-use a rule management application either in your application, or as a centralised repository for your companies rules). A key challenge is providing testing/modelling tools that can be used to validate rules outside of an application (so rule development can happen in parallel with software development if necessary) in a user friendly way (possibly to non technical users)</text:p>
              <text:p text:style-name="P1"/>
              <text:p text:style-name="P1">It is probably worthwhile discussing at this point how the students see the rules being managed in their projects and organisations.</text:p>
            </draw:text-box>
          </draw:frame>
        </presentation:notes>
      </draw:page>
      <draw:page draw:name="page3" draw:style-name="dp3" draw:master-page-name="Title1" presentation:presentation-page-layout-name="AL1T0">
        <office:forms form:automatic-focus="false" form:apply-design-mode="false"/>
        <draw:frame presentation:style-name="pr4" draw:text-style-name="P1" draw:layer="layout" svg:width="21.801cm" svg:height="2.806cm" svg:x="2cm" svg:y="2cm" presentation:class="title" presentation:user-transformed="true">
          <draw:text-box>
            <text:p text:style-name="P1">JBoss Rules architecture</text:p>
          </draw:text-box>
        </draw:frame>
        <draw:rect draw:style-name="gr5" draw:layer="layout" svg:width="18.5cm" svg:height="1.5cm" svg:x="2cm" svg:y="11cm">
          <text:p text:style-name="P1">drools-core</text:p>
        </draw:rect>
        <draw:rect draw:style-name="gr5" draw:layer="layout" svg:width="18.5cm" svg:height="1.5cm" svg:x="2cm" svg:y="9.5cm">
          <text:p text:style-name="P1">drools-compiler</text:p>
        </draw:rect>
        <draw:rect draw:style-name="gr5" draw:layer="layout" svg:width="6cm" svg:height="4cm" svg:x="14.5cm" svg:y="5.5cm">
          <text:p text:style-name="P1">drools-jsr94</text:p>
        </draw:rect>
        <draw:rect draw:style-name="gr5" draw:layer="layout" svg:width="6cm" svg:height="4cm" svg:x="8.5cm" svg:y="5.5cm">
          <text:p text:style-name="P1">decision-tables</text:p>
        </draw:rect>
        <draw:rect draw:style-name="gr5" draw:layer="layout" svg:width="6.5cm" svg:height="4cm" svg:x="2cm" svg:y="5.5cm">
          <text:p text:style-name="P1">drools-ide</text:p>
        </draw:rect>
        <presentation:notes draw:style-name="dp2">
          <office:forms form:automatic-focus="false" form:apply-design-mode="false"/>
          <draw:page-thumbnail draw:style-name="gr4" draw:layer="layout" svg:width="10.112cm" svg:height="7.586cm" svg:x="1.68cm" svg:y="-0.001cm" draw:page-number="3" presentation:class="page"/>
          <draw:frame presentation:style-name="pr5" draw:text-style-name="P1" draw:layer="layout" svg:width="21.907cm" svg:height="8.553cm" svg:x="1.882cm" svg:y="9.087cm" presentation:class="notes">
            <draw:text-box>
              <text:p text:style-name="P1">This slide shows the major modules of JBoss Rules. If you were to look at the subversion source repository this is the structure of top level modules you would see.</text:p>
              <text:p text:style-name="P1">The dependencies are from top down only, so that drools-compiler depends on drools-core, the IDE depends on compiler etc..., not the other way around.</text:p>
              <text:p text:style-name="P1">Drools-core: this contains the actual engine and algorithms. If you deploy rules in binary form, this is your only runtime dependency.</text:p>
              <text:p text:style-name="P1">Drools-compiler: this </text:p>
              <text:p text:style-name="P1"/>
            </draw:text-box>
          </draw:frame>
        </presentation:notes>
      </draw:page>
      <draw:page draw:name="page4" draw:style-name="dp3" draw:master-page-name="Title1" presentation:presentation-page-layout-name="AL1T0">
        <office:forms form:automatic-focus="false" form:apply-design-mode="false"/>
        <draw:frame presentation:style-name="pr4" draw:text-style-name="P1" draw:layer="layout" svg:width="21.801cm" svg:height="2.806cm" svg:x="1cm" svg:y="2.194cm" presentation:class="title" presentation:user-transformed="true">
          <draw:text-box>
            <text:p text:style-name="P1">A silly scenario to solve</text:p>
          </draw:text-box>
        </draw:frame>
        <draw:frame presentation:style-name="pr6" draw:text-style-name="P1" draw:layer="layout" svg:width="22.859cm" svg:height="7.03cm" svg:x="1.27cm" svg:y="10cm" presentation:class="subtitle" presentation:user-transformed="true">
          <draw:text-box>
            <text:list text:style-name="L5">
              <text:list-item>
                <text:list>
                  <text:list-item>
                    <text:p text:style-name="P11">We have 2 domain classes</text:p>
                  </text:list-item>
                </text:list>
              </text:list-item>
            </text:list>
            <text:list text:style-name="L5">
              <text:list-item>
                <text:list>
                  <text:list-item>
                    <text:p text:style-name="P11">And a problem to solve</text:p>
                  </text:list-item>
                </text:list>
              </text:list-item>
            </text:list>
          </draw:text-box>
        </draw:frame>
        <draw:g>
          <draw:g>
            <draw:custom-shape draw:style-name="gr6" draw:text-style-name="P12" draw:layer="layout" svg:width="20.077cm" svg:height="5.095cm" svg:x="1.923cm" svg:y="4.5cm">
              <text:p text:style-name="P1"/>
              <draw:enhanced-geometry svg:viewBox="0 0 20081 3153" draw:type="non-primitive" draw:enhanced-path="M 20080 3152 L 0 3152 0 201 1297 0 20080 0 20080 3152 N"/>
            </draw:custom-shape>
            <draw:custom-shape draw:style-name="gr7" draw:text-style-name="P12" draw:layer="layout" svg:width="1.295cm" svg:height="0.312cm" svg:x="1.923cm" svg:y="4.5cm">
              <text:p text:style-name="P1"/>
              <draw:enhanced-geometry svg:viewBox="0 0 1298 195" draw:type="non-primitive" draw:enhanced-path="M 1297 0 L 955 194 C 632 168 646 182 0 194 L 1297 0 N"/>
            </draw:custom-shape>
          </draw:g>
          <draw:custom-shape draw:style-name="gr8" draw:text-style-name="P14" draw:layer="layout" svg:width="19.187cm" svg:height="7.215cm" svg:x="2.39cm" svg:y="4.785cm">
            <text:p text:style-name="P13"><text:span text:style-name="T5">public class Student {</text:span></text:p>
            <text:p text:style-name="P13"><text:span text:style-name="T5"><text:s text:c="4"/></text:span><text:span text:style-name="T5">private String name;</text:span></text:p>
            <text:p text:style-name="P13"><text:span text:style-name="T5"><text:s text:c="4"/></text:span><text:span text:style-name="T5">private List modules; ...</text:span></text:p>
            <text:p text:style-name="P13"><text:span text:style-name="T5"/></text:p>
            <text:p text:style-name="P13"><text:span text:style-name="T5">public Class Module {</text:span></text:p>
            <text:p text:style-name="P13"><text:span text:style-name="T5"><text:s text:c="4"/></text:span><text:span text:style-name="T5">private String name;</text:span></text:p>
            <text:p text:style-name="P13"><text:span text:style-name="T5"><text:s text:c="4"/></text:span><text:span text:style-name="T5">private String studentName;</text:span></text:p>
            <text:p text:style-name="P13"><text:span text:style-name="T5"><text:s text:c="4"/></text:span><text:span text:style-name="T5">private int score; ...</text:span></text:p>
            <draw:enhanced-geometry svg:viewBox="0 0 21600 21600" draw:type="mso-spt202" draw:enhanced-path="M 0 0 L 21600 0 21600 21600 0 21600 0 0 Z N"/>
          </draw:custom-shape>
        </draw:g>
        <presentation:notes draw:style-name="dp2">
          <office:forms form:automatic-focus="false" form:apply-design-mode="false"/>
          <draw:page-thumbnail draw:style-name="gr4" draw:layer="layout" svg:width="10.112cm" svg:height="7.586cm" svg:x="1.68cm" svg:y="-0.001cm" draw:page-number="4" presentation:class="page"/>
          <draw:frame presentation:style-name="pr5" draw:text-style-name="P1" draw:layer="layout" svg:width="21.907cm" svg:height="8.553cm" svg:x="1.882cm" svg:y="9.087cm" presentation:class="notes">
            <draw:text-box>
              <text:p text:style-name="P1">Lets backup and look at an almost realistic problem to solve (it is oversimplified, and obviously you would need more then just this to justify a rule engine !).</text:p>
              <text:p text:style-name="P1"/>
              <text:p text:style-name="P1">Imagine we have these domain objects, Student and Module.</text:p>
              <text:p text:style-name="P1"/>
              <text:p text:style-name="P1">Requirement: </text:p>
              <text:p text:style-name="P1">We have two classes - Student and Module. Module represents each of the courses the Student attended for that semester, referenced by the List collection. At the end of the semester each Module has a score. If the Student has a Module score below 40 then they will fail that semester - the existential quantifier can be used used with the "less than 40" open proposition to check for the existence of a Module that is true for the specified criteria.</text:p>
              <text:p text:style-name="P1"/>
              <text:p text:style-name="P1">Also note that the cut off score may change, or perhaps the number of low scores may be involved (its a fluid problem, as school policy changes). Some other odd sounding conditions may be thrown in as well. Perhaps it may involve the number of other students failing ??</text:p>
            </draw:text-box>
          </draw:frame>
        </presentation:notes>
      </draw:page>
      <draw:page draw:name="page5" draw:style-name="dp3" draw:master-page-name="Title1" presentation:presentation-page-layout-name="AL1T0">
        <office:forms form:automatic-focus="false" form:apply-design-mode="false"/>
        <draw:frame presentation:style-name="pr4" draw:text-style-name="P1" draw:layer="layout" svg:width="21.801cm" svg:height="2.806cm" svg:x="1.5cm" svg:y="2cm" presentation:class="title" presentation:user-transformed="true">
          <draw:text-box>
            <text:p text:style-name="P1">We could do it in java</text:p>
          </draw:text-box>
        </draw:frame>
        <draw:frame presentation:style-name="pr7" draw:text-style-name="P1" draw:layer="layout" svg:width="22.859cm" svg:height="4.03cm" svg:x="1.27cm" svg:y="13cm" presentation:class="subtitle" presentation:user-transformed="true">
          <draw:text-box>
            <text:list text:style-name="L5">
              <text:list-item>
                <text:list>
                  <text:list-item>
                    <text:p text:style-name="P11">Not pretty...</text:p>
                  </text:list-item>
                </text:list>
              </text:list-item>
            </text:list>
            <text:list text:style-name="L5">
              <text:list-item>
                <text:list>
                  <text:list-item>
                    <text:p text:style-name="P11">Now imagine it after the dean has changed his mind 15 times...</text:p>
                  </text:list-item>
                </text:list>
              </text:list-item>
            </text:list>
          </draw:text-box>
        </draw:frame>
        <draw:g>
          <draw:g>
            <draw:custom-shape draw:style-name="gr6" draw:text-style-name="P12" draw:layer="layout" svg:width="20.077cm" svg:height="8.084cm" svg:x="1.924cm" svg:y="4.5cm">
              <text:p text:style-name="P1"/>
              <draw:enhanced-geometry svg:viewBox="0 0 20081 3153" draw:type="non-primitive" draw:enhanced-path="M 20080 3152 L 0 3152 0 201 1297 0 20080 0 20080 3152 N"/>
            </draw:custom-shape>
            <draw:custom-shape draw:style-name="gr7" draw:text-style-name="P12" draw:layer="layout" svg:width="1.295cm" svg:height="0.495cm" svg:x="1.924cm" svg:y="4.5cm">
              <text:p text:style-name="P1"/>
              <draw:enhanced-geometry svg:viewBox="0 0 1298 195" draw:type="non-primitive" draw:enhanced-path="M 1297 0 L 955 194 C 632 168 646 182 0 194 L 1297 0 N"/>
            </draw:custom-shape>
          </draw:g>
          <draw:custom-shape draw:style-name="gr9" draw:text-style-name="P14" draw:layer="layout" svg:width="19.187cm" svg:height="11.548cm" svg:x="2.391cm" svg:y="4.952cm">
            <text:p text:style-name="P13"><text:span text:style-name="T5">List failedStudents = new ArrayList();</text:span></text:p>
            <text:p text:style-name="P13"><text:span text:style-name="T5"/></text:p>
            <text:p text:style-name="P13"><text:span text:style-name="T5">for ( Iterator studentIter = students.iterator(); studentIter.hasNext() {</text:span></text:p>
            <text:p text:style-name="P13"><text:span text:style-name="T5"><text:s text:c="4"/></text:span><text:span text:style-name="T5">Student student = ( Student ) studentIter.next();</text:span></text:p>
            <text:p text:style-name="P13"><text:span text:style-name="T5"><text:s text:c="4"/></text:span><text:span text:style-name="T5">for ( Iterator it = student.getModules.iterator(); it.hasNext(); ) {</text:span></text:p>
            <text:p text:style-name="P13"><text:span text:style-name="T5"><text:s text:c="8"/></text:span><text:span text:style-name="T5">Module module = ( Module ) it.next();</text:span></text:p>
            <text:p text:style-name="P13"><text:span text:style-name="T5"><text:s text:c="8"/></text:span><text:span text:style-name="T5">if ( module.getScore() &lt; 40 <text:s/>) {</text:span></text:p>
            <text:p text:style-name="P13"><text:span text:style-name="T5"><text:s text:c="12"/></text:span><text:span text:style-name="T5">failedStudents.add( student ) ;</text:span></text:p>
            <text:p text:style-name="P13"><text:span text:style-name="T5"><text:s text:c="12"/></text:span><text:span text:style-name="T5">break;</text:span></text:p>
            <text:p text:style-name="P13"><text:span text:style-name="T5"><text:s text:c="8"/></text:span><text:span text:style-name="T5">}</text:span></text:p>
            <text:p text:style-name="P13"><text:span text:style-name="T5"><text:s text:c="4"/></text:span><text:span text:style-name="T5">}</text:span></text:p>
            <text:p text:style-name="P13"><text:span text:style-name="T5">}</text:span></text:p>
            <draw:enhanced-geometry svg:viewBox="0 0 21600 21600" draw:type="mso-spt202" draw:enhanced-path="M 0 0 L 21600 0 21600 21600 0 21600 0 0 Z N"/>
          </draw:custom-shape>
        </draw:g>
        <presentation:notes draw:style-name="dp2">
          <office:forms form:automatic-focus="false" form:apply-design-mode="false"/>
          <draw:page-thumbnail draw:style-name="gr4" draw:layer="layout" svg:width="10.112cm" svg:height="7.586cm" svg:x="1.68cm" svg:y="-0.001cm" draw:page-number="5" presentation:class="page"/>
          <draw:frame presentation:style-name="pr5" draw:text-style-name="P1" draw:layer="layout" svg:width="21.907cm" svg:height="8.553cm" svg:x="1.882cm" svg:y="9.087cm" presentation:class="notes">
            <draw:text-box>
              <text:p text:style-name="P1">This is a none to smart way to solve it in java with nested loops (yes java isn't the prettiest language in the world here).</text:p>
              <text:p text:style-name="P1"/>
              <text:p text:style-name="P1">Obviously the cut off mark “40” surely would not be hard coded here. Would look it up from a database or config file somehow. </text:p>
              <text:p text:style-name="P1">So thats an added complication already.</text:p>
              <text:p text:style-name="P1"/>
              <text:p text:style-name="P1">Lots of business logic can end up looking like this. Typically though, more “business specific” type values, like account codes like “C084-d” are thrown into the mix etc.</text:p>
            </draw:text-box>
          </draw:frame>
        </presentation:notes>
      </draw:page>
      <draw:page draw:name="page6" draw:style-name="dp3" draw:master-page-name="Title1" presentation:presentation-page-layout-name="AL1T0">
        <office:forms form:automatic-focus="false" form:apply-design-mode="false"/>
        <draw:frame presentation:style-name="pr4" draw:text-style-name="P1" draw:layer="layout" svg:width="21.801cm" svg:height="2.806cm" svg:x="0.699cm" svg:y="2cm" presentation:class="title" presentation:user-transformed="true">
          <draw:text-box>
            <text:p text:style-name="P1">We could do it in SQL</text:p>
          </draw:text-box>
        </draw:frame>
        <draw:frame presentation:style-name="pr8" draw:text-style-name="P1" draw:layer="layout" svg:width="22.859cm" svg:height="2.03cm" svg:x="1.5cm" svg:y="16cm" presentation:class="subtitle" presentation:user-transformed="true">
          <draw:text-box>
            <text:list text:style-name="L5">
              <text:list-item>
                <text:list>
                  <text:list-item>
                    <text:p text:style-name="P11">Better...</text:p>
                  </text:list-item>
                </text:list>
              </text:list-item>
            </text:list>
          </draw:text-box>
        </draw:frame>
        <draw:g>
          <draw:g>
            <draw:custom-shape draw:style-name="gr6" draw:text-style-name="P12" draw:layer="layout" svg:width="20.077cm" svg:height="11.115cm" svg:x="2.5cm" svg:y="5cm">
              <text:p text:style-name="P1"/>
              <draw:enhanced-geometry svg:viewBox="0 0 20081 3153" draw:type="non-primitive" draw:enhanced-path="M 20080 3152 L 0 3152 0 201 1297 0 20080 0 20080 3152 N"/>
            </draw:custom-shape>
            <draw:custom-shape draw:style-name="gr7" draw:text-style-name="P12" draw:layer="layout" svg:width="1.295cm" svg:height="0.681cm" svg:x="2.5cm" svg:y="5cm">
              <text:p text:style-name="P1"/>
              <draw:enhanced-geometry svg:viewBox="0 0 1298 195" draw:type="non-primitive" draw:enhanced-path="M 1297 0 L 955 194 C 632 168 646 182 0 194 L 1297 0 N"/>
            </draw:custom-shape>
          </draw:g>
          <draw:custom-shape draw:style-name="gr10" draw:text-style-name="P14" draw:layer="layout" svg:width="19.187cm" svg:height="15.879cm" svg:x="2.967cm" svg:y="5.621cm">
            <text:p text:style-name="P1"/>
            <draw:enhanced-geometry svg:viewBox="0 0 21600 21600" draw:type="mso-spt202" draw:enhanced-path="M 0 0 L 21600 0 21600 21600 0 21600 0 0 Z N"/>
          </draw:custom-shape>
        </draw:g>
        <draw:frame draw:style-name="gr11" draw:text-style-name="P15" draw:layer="layout" svg:width="12.681cm" svg:height="12.641cm" svg:x="6.319cm" svg:y="5.359cm">
          <draw:text-box>
            <text:p text:style-name="P1"><text:span text:style-name="T6">select </text:span></text:p>
            <text:p text:style-name="P1"><text:span text:style-name="T6"><text:s text:c="4"/></text:span><text:span text:style-name="T6">* </text:span></text:p>
            <text:p text:style-name="P1"><text:span text:style-name="T6">from </text:span></text:p>
            <text:p text:style-name="P1"><text:span text:style-name="T6"><text:s text:c="4"/></text:span><text:span text:style-name="T6">Students s </text:span></text:p>
            <text:p text:style-name="P1"><text:span text:style-name="T6">where exists ( <text:s/></text:span></text:p>
            <text:p text:style-name="P1"><text:span text:style-name="T6"><text:s text:c="4"/></text:span><text:span text:style-name="T6">select </text:span></text:p>
            <text:p text:style-name="P1"><text:span text:style-name="T6"><text:s text:c="8"/></text:span><text:span text:style-name="T6">* </text:span></text:p>
            <text:p text:style-name="P1"><text:span text:style-name="T6"><text:s text:c="4"/></text:span><text:span text:style-name="T6">from </text:span></text:p>
            <text:p text:style-name="P1"><text:span text:style-name="T6"><text:s text:c="8"/></text:span><text:span text:style-name="T6">Modules m </text:span></text:p>
            <text:p text:style-name="P1"><text:span text:style-name="T6"><text:s text:c="4"/></text:span><text:span text:style-name="T6">where </text:span></text:p>
            <text:p text:style-name="P1"><text:span text:style-name="T6"><text:s text:c="8"/></text:span><text:span text:style-name="T6">m.student_name = s.name and </text:span></text:p>
            <text:p text:style-name="P1"><text:span text:style-name="T6"><text:s text:c="8"/></text:span><text:span text:style-name="T6">m.score &lt; 40 </text:span></text:p>
            <text:p text:style-name="P1"><text:span text:style-name="T6">)</text:span></text:p>
          </draw:text-box>
        </draw:frame>
        <presentation:notes draw:style-name="dp2">
          <office:forms form:automatic-focus="false" form:apply-design-mode="false"/>
          <draw:page-thumbnail draw:style-name="gr4" draw:layer="layout" svg:width="10.112cm" svg:height="7.586cm" svg:x="1.68cm" svg:y="-0.001cm" draw:page-number="6" presentation:class="page"/>
          <draw:frame presentation:style-name="pr5" draw:text-style-name="P1" draw:layer="layout" svg:width="21.907cm" svg:height="8.553cm" svg:x="1.882cm" svg:y="9.087cm" presentation:class="notes">
            <draw:text-box>
              <text:p text:style-name="P1">With a suitable Database schema, and all the data in the database, we can do this with SQL. </text:p>
              <text:p text:style-name="P1"/>
              <text:p text:style-name="P1">The SQL is shown in this way to show that SQL now has support for First Order Logic (FOL) concepts like <text:s/>“exists”. </text:p>
              <text:p text:style-name="P1">There may be other ways do this with joins (up to students to think about this if they are SQL mavens !).</text:p>
              <text:p text:style-name="P1"/>
              <text:p text:style-name="P1">So this looks much better. Mostly the reason for this is that SQL is declarative, and was designed to have a human friendly syntax (some would debate this). SQL was originally “Structured English Query Language”. </text:p>
              <text:p text:style-name="P1"/>
              <text:p text:style-name="P1">SQL is probably most peoples closest experience of declarative programming in the real world.</text:p>
            </draw:text-box>
          </draw:frame>
        </presentation:notes>
      </draw:page>
      <draw:page draw:name="page7" draw:style-name="dp3" draw:master-page-name="Title1" presentation:presentation-page-layout-name="AL1T0">
        <office:forms form:automatic-focus="false" form:apply-design-mode="false"/>
        <draw:frame presentation:style-name="pr4" draw:text-style-name="P1" draw:layer="layout" svg:width="21.801cm" svg:height="2.806cm" svg:x="0.699cm" svg:y="2cm" presentation:class="title" presentation:user-transformed="true">
          <draw:text-box>
            <text:p text:style-name="P1">And now with rules</text:p>
          </draw:text-box>
        </draw:frame>
        <draw:frame presentation:style-name="pr7" draw:text-style-name="P1" draw:layer="layout" svg:width="22.859cm" svg:height="4.03cm" svg:x="1.27cm" svg:y="13cm" presentation:class="subtitle" presentation:user-transformed="true">
          <draw:text-box>
            <text:list text:style-name="L5">
              <text:list-item>
                <text:list>
                  <text:list-item>
                    <text:p text:style-name="P11">Much nicer</text:p>
                  </text:list-item>
                </text:list>
              </text:list-item>
            </text:list>
            <text:list text:style-name="L5">
              <text:list-item>
                <text:list>
                  <text:list-item>
                    <text:p text:style-name="P11">Using First Order Logic</text:p>
                  </text:list-item>
                </text:list>
              </text:list-item>
            </text:list>
          </draw:text-box>
        </draw:frame>
        <draw:g>
          <draw:g>
            <draw:custom-shape draw:style-name="gr6" draw:text-style-name="P12" draw:layer="layout" svg:width="21.499cm" svg:height="6.736cm" svg:x="1.5cm" svg:y="5cm">
              <text:p text:style-name="P1"/>
              <draw:enhanced-geometry svg:viewBox="0 0 20081 3153" draw:type="non-primitive" draw:enhanced-path="M 20080 3152 L 0 3152 0 201 1297 0 20080 0 20080 3152 N"/>
            </draw:custom-shape>
            <draw:custom-shape draw:style-name="gr7" draw:text-style-name="P12" draw:layer="layout" svg:width="1.387cm" svg:height="0.413cm" svg:x="1.5cm" svg:y="5cm">
              <text:p text:style-name="P1"/>
              <draw:enhanced-geometry svg:viewBox="0 0 1298 195" draw:type="non-primitive" draw:enhanced-path="M 1297 0 L 955 194 C 632 168 646 182 0 194 L 1297 0 N"/>
            </draw:custom-shape>
          </draw:g>
          <draw:custom-shape draw:style-name="gr12" draw:text-style-name="P14" draw:layer="layout" svg:width="20.546cm" svg:height="9.624cm" svg:x="2cm" svg:y="5.376cm">
            <text:p text:style-name="P1"/>
            <draw:enhanced-geometry svg:viewBox="0 0 21600 21600" draw:type="mso-spt202" draw:enhanced-path="M 0 0 L 21600 0 21600 21600 0 21600 0 0 Z N"/>
          </draw:custom-shape>
        </draw:g>
        <draw:frame draw:style-name="gr13" draw:text-style-name="P16" draw:layer="layout" svg:width="25.804cm" svg:height="4.064cm" svg:x="1.696cm" svg:y="6.014cm">
          <draw:text-box>
            <text:p text:style-name="P1"><text:span text:style-name="T7">rule </text:span></text:p>
            <text:p text:style-name="P1"><text:span text:style-name="T7"><text:s/></text:span><text:span text:style-name="T7">when</text:span></text:p>
            <text:p text:style-name="P1"><text:span text:style-name="T7"><text:s text:c="2"/></text:span><text:span text:style-name="T7">exists( $student : Student() </text:span></text:p>
            <text:p text:style-name="P1"><text:span text:style-name="T7"><text:tab/></text:span><text:span text:style-name="T7"><text:tab/></text:span><text:span text:style-name="T7">&amp;&amp; Module( student == $student, score &lt; 40 ) )</text:span></text:p>
            <text:p text:style-name="P1"><text:span text:style-name="T7"/></text:p>
          </draw:text-box>
        </draw:frame>
        <presentation:notes draw:style-name="dp2">
          <office:forms form:automatic-focus="false" form:apply-design-mode="false"/>
          <draw:page-thumbnail draw:style-name="gr4" draw:layer="layout" svg:width="10.112cm" svg:height="7.586cm" svg:x="1.68cm" svg:y="-0.001cm" draw:page-number="7" presentation:class="page"/>
          <draw:frame presentation:style-name="pr5" draw:text-style-name="P1" draw:layer="layout" svg:width="21.907cm" svg:height="8.553cm" svg:x="1.882cm" svg:y="9.087cm" presentation:class="notes">
            <draw:text-box>
              <text:p text:style-name="P1"/>
              <text:p text:style-name="P1"/>
              <text:p text:style-name="P1"/>
              <text:p text:style-name="P1"/>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2="1" draw:dots2-length="0.072cm" draw:distance="0.054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3</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3</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3</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06T11:43:33</dc:date>
    <meta:print-date>2004-07-17T20:26:04</meta:print-date>
    <dc:language>en-US</dc:language>
    <meta:editing-cycles>381</meta:editing-cycles>
    <meta:editing-duration>P3DT14H9M37S</meta:editing-duration>
    <meta:user-defined meta:name="Info 1"/>
    <meta:user-defined meta:name="Info 2"/>
    <meta:user-defined meta:name="Info 3"/>
    <meta:user-defined meta:name="Info 4"/>
    <meta:document-statistic meta:object-count="128"/>
  </office:meta>
</office:document-meta>
</file>